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fill-color="#ffffff" fo:min-height="1.75cm"/>
      <style:paragraph-properties style:writing-mode="lr-tb"/>
    </style:style>
    <style:style style:name="pr2" style:family="presentation" style:parent-style-name="Inspiration-subtitle">
      <style:graphic-properties draw:fill-color="#ffffff" fo:min-height="10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1.75cm"/>
      <style:paragraph-properties style:writing-mode="lr-tb"/>
    </style:style>
    <style:style style:name="pr5" style:family="presentation" style:parent-style-name="Inspiration-outline1">
      <style:graphic-properties fo:min-height="10.001cm"/>
      <style:paragraph-properties style:writing-mode="lr-tb"/>
    </style:style>
    <style:style style:name="pr6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 presentation:user-transformed="true">
          <draw:text-box>
            <text:p>Diy-efis 2021 Code Preview </text:p>
          </draw:text-box>
        </draw:frame>
        <draw:frame presentation:style-name="pr2" draw:text-style-name="P1" draw:layer="layout" svg:width="25cm" svg:height="10cm" svg:x="1.5cm" svg:y="3.75cm" presentation:class="subtitle">
          <draw:text-box>
            <text:p>Presented by Kotuku Aerospace Limited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4cm" svg:height="1.75cm" svg:x="1.5cm" svg:y="1.25cm" presentation:class="title">
          <draw:text-box>
            <text:p>Overview of the project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2">
              <text:list-item>
                <text:p>Has been in the GitHub diy-efis repository since 2015</text:p>
              </text:list-item>
              <text:list-item>
                <text:p>Original code base was written in C and was designed to be ported to own hardware. <text:s/>A port of the display to run on Raspberry Pi was provided.</text:p>
              </text:list-item>
              <text:list-item>
                <text:p>Kotuku has changed the architecture of diy-efis. <text:s/>Still uses the same API libraries which abstract Linux on a Raspberry Pi or Windows as an emulator. <text:s/>Kotuku products are all embedded processors.</text:p>
              </text:list-item>
              <text:list-item>
                <text:p>Still had the issue that the user needs to re-deploy the code base to upload changes.</text:p>
              </text:list-item>
              <text:list-item>
                <text:p>Solution is to create an ‘app’ that is written in C# or any Ecma334 language (with some restrictions).<text:line-break/>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4cm" svg:height="1.75cm" svg:x="1.5cm" svg:y="1.25cm" presentation:class="title">
          <draw:text-box>
            <text:p>Application design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2">
              <text:list-item>
                <text:p>Kotuku initially ported the nanoFramework to CanFly but soon found there are issues with this. <text:s/>Decision was to write a completely new interpreter.</text:p>
              </text:list-item>
              <text:list-item>
                <text:p>All CanFly widgets that were written in C are not ported to C# and released.</text:p>
              </text:list-item>
              <text:list-item>
                <text:p>The CoreLibrary comes from .NET/nanoFramework but is designed to have a stable API so applications can be developed to work on any system.</text:p>
              </text:list-item>
              <text:list-item>
                <text:p>Current status is that the libraries are built with the nanoFramework using Visual Studio 2019 Community edition, and deployed to msh using a powershell script.</text:p>
              </text:list-item>
              <text:list-item>
                <text:p>So for a demo....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4cm" svg:height="1.75cm" svg:x="1.5cm" svg:y="1.25cm" presentation:class="title">
          <draw:text-box>
            <text:p>Work being done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2">
              <text:list-item>
                <text:p>Moving all of the code away from the nanoFramework. <text:s/>Have ported the metadata processor that converts .NET to the nanoFramework/CanFly format.</text:p>
              </text:list-item>
              <text:list-item>
                <text:p>Build will be using CMake so VSCode can be used to develop applications.</text:p>
              </text:list-item>
              <text:list-item>
                <text:p>Source level debugger will be available, for VSCode.</text:p>
              </text:list-item>
              <text:list-item>
                <text:p>Kotuku will release binary images of the MSH interpreter/runtime and msh on linux for ia36 and Raspberry Pi.</text:p>
              </text:list-item>
              <text:list-item>
                <text:p>Eventually the msh code base will be available, once some copyright issues are resolved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14T15:26:30.631000000</meta:creation-date>
    <meta:editing-duration>PT13M17S</meta:editing-duration>
    <meta:editing-cycles>3</meta:editing-cycles>
    <meta:generator>LibreOffice/7.1.0.3$Windows_X86_64 LibreOffice_project/f6099ecf3d29644b5008cc8f48f42f4a40986e4c</meta:generator>
    <dc:title>Inspiration</dc:title>
    <dc:date>2021-03-14T15:39:48.089000000</dc:date>
    <meta:document-statistic meta:object-count="41"/>
  </office:meta>
</office:document-meta>
</file>